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loext:opacity="100%" style:font-name="Roboto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loext:opacity="100%" style:font-name="Roboto" fo:font-size="9.75pt" fo:letter-spacing="normal" fo:font-style="normal" fo:font-weight="normal" officeooo:paragraph-rsid="00104a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ependency&gt;</text:p>
      <text:p text:style-name="Standard"><text:tab/><text:tab/><text:tab/>&lt;groupId&gt;io.springfox&lt;/groupId&gt;</text:p>
      <text:p text:style-name="Standard"><text:tab/><text:tab/><text:tab/>&lt;artifactId&gt;springfox-swagger2&lt;/artifactId&gt;</text:p>
      <text:p text:style-name="Standard"><text:tab/><text:tab/><text:tab/>&lt;version&gt;3.0.0&lt;/version&gt;</text:p>
      <text:p text:style-name="Standard"><text:tab/><text:tab/>&lt;/dependency&gt;</text:p>
      <text:p text:style-name="Standard"><text:tab/><text:tab/>&lt;dependency&gt;</text:p>
      <text:p text:style-name="Standard"><text:tab/><text:tab/><text:tab/>&lt;groupId&gt;io.springfox&lt;/groupId&gt;</text:p>
      <text:p text:style-name="Standard"><text:tab/><text:tab/><text:tab/>&lt;artifactId&gt;springfox-boot-starter&lt;/artifactId&gt;</text:p>
      <text:p text:style-name="Standard"><text:tab/><text:tab/><text:tab/>&lt;version&gt;3.0.0&lt;/version&gt;</text:p>
      <text:p text:style-name="Standard"><text:tab/><text:tab/>&lt;/dependency&gt;</text:p>
      <text:p text:style-name="Standard"/>
      <text:p text:style-name="Standard"/>
      <text:p text:style-name="P2">implementation group: 'io.springfox', name: 'springfox-boot-starter', version: '3.0.0'</text:p>
      <text:p text:style-name="P2">implementation group: 'io.springfox', name: 'springfox-swagger2', version: '3.0.0'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0:57:55.445280966</meta:creation-date>
    <dc:date>2023-04-25T11:08:05.550767593</dc:date>
    <meta:editing-duration>PT10M10S</meta:editing-duration>
    <meta:editing-cycles>1</meta:editing-cycles>
    <meta:document-statistic meta:table-count="0" meta:image-count="0" meta:object-count="0" meta:page-count="1" meta:paragraph-count="12" meta:word-count="24" meta:character-count="442" meta:non-whitespace-character-count="406"/>
    <meta:generator>LibreOffice/7.3.7.2$Linux_X86_64 LibreOffice_project/30$Build-2</meta:generator>
  </office:meta>
</office:document-meta>
</file>